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3281bc" officeooo:paragraph-rsid="003281b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311168" officeooo:paragraph-rsid="00311168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dc150" officeooo:paragraph-rsid="0032752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dc150" officeooo:paragraph-rsid="003ba82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dc150" officeooo:paragraph-rsid="003c52d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c150" officeooo:paragraph-rsid="0031116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c150" officeooo:paragraph-rsid="0041f29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dc150" officeooo:paragraph-rsid="0042620e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dc150" officeooo:paragraph-rsid="002674a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c150" officeooo:paragraph-rsid="0030fc65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c150" officeooo:paragraph-rsid="00443dae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dc150" officeooo:paragraph-rsid="003281b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ba829" officeooo:paragraph-rsid="0032752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45b7f" officeooo:paragraph-rsid="003c52d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45b7f" officeooo:paragraph-rsid="003d676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c52dd" officeooo:paragraph-rsid="003c52d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d6765" officeooo:paragraph-rsid="003d676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df357" officeooo:paragraph-rsid="00400b5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1f29e" officeooo:paragraph-rsid="0041f29e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2123c" officeooo:paragraph-rsid="0042123c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27528" officeooo:paragraph-rsid="0032752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5daa8" officeooo:paragraph-rsid="0045daa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5daa8" officeooo:paragraph-rsid="0047530c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7530c" officeooo:paragraph-rsid="0047530c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7530c" officeooo:paragraph-rsid="0048fe7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8fe76" officeooo:paragraph-rsid="0048fe7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41f29e" officeooo:paragraph-rsid="0041f29e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45daa8" officeooo:paragraph-rsid="0045daa8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47530c" officeooo:paragraph-rsid="0047530c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48fe76" officeooo:paragraph-rsid="0048fe76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officeooo:paragraph-rsid="0047530c" style:font-size-asian="12pt" style:font-size-complex="12pt"/>
    </style:style>
    <style:style style:name="P32" style:family="paragraph" style:parent-style-name="Standard">
      <style:text-properties fo:font-size="12pt" officeooo:paragraph-rsid="00443dae" style:font-size-asian="12pt" style:font-size-complex="12pt"/>
    </style:style>
    <style:style style:name="P33" style:family="paragraph" style:parent-style-name="Standard">
      <style:text-properties fo:font-size="12pt" officeooo:rsid="00443dae" officeooo:paragraph-rsid="00443dae" style:font-size-asian="12pt" style:font-size-complex="12pt"/>
    </style:style>
    <style:style style:name="P34" style:family="paragraph" style:parent-style-name="Standard">
      <style:text-properties fo:font-size="12pt" officeooo:rsid="0045daa8" officeooo:paragraph-rsid="0045daa8" style:font-size-asian="12pt" style:font-size-complex="12pt"/>
    </style:style>
    <style:style style:name="P35" style:family="paragraph" style:parent-style-name="Standard">
      <style:text-properties fo:font-size="12pt" fo:font-weight="normal" officeooo:rsid="00327528" officeooo:paragraph-rsid="00327528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dfcc4" officeooo:paragraph-rsid="00400b5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123c" style:font-weight-asian="bold" style:font-weight-complex="bold"/>
    </style:style>
    <style:style style:name="T3" style:family="text">
      <style:text-properties officeooo:rsid="00109f95"/>
    </style:style>
    <style:style style:name="T4" style:family="text">
      <style:text-properties officeooo:rsid="00153b98"/>
    </style:style>
    <style:style style:name="T5" style:family="text">
      <style:text-properties officeooo:rsid="00165488"/>
    </style:style>
    <style:style style:name="T6" style:family="text">
      <style:text-properties officeooo:rsid="001920c9"/>
    </style:style>
    <style:style style:name="T7" style:family="text">
      <style:text-properties officeooo:rsid="001a2070"/>
    </style:style>
    <style:style style:name="T8" style:family="text">
      <style:text-properties officeooo:rsid="001aeab5"/>
    </style:style>
    <style:style style:name="T9" style:family="text">
      <style:text-properties officeooo:rsid="001b68b3"/>
    </style:style>
    <style:style style:name="T10" style:family="text">
      <style:text-properties officeooo:rsid="001c6436"/>
    </style:style>
    <style:style style:name="T11" style:family="text">
      <style:text-properties officeooo:rsid="001c9554"/>
    </style:style>
    <style:style style:name="T12" style:family="text">
      <style:text-properties officeooo:rsid="001e573e"/>
    </style:style>
    <style:style style:name="T13" style:family="text">
      <style:text-properties officeooo:rsid="002ef64e"/>
    </style:style>
    <style:style style:name="T14" style:family="text">
      <style:text-properties officeooo:rsid="0030ec8b"/>
    </style:style>
    <style:style style:name="T15" style:family="text">
      <style:text-properties officeooo:rsid="0030fc65"/>
    </style:style>
    <style:style style:name="T16" style:family="text">
      <style:text-properties officeooo:rsid="00311168"/>
    </style:style>
    <style:style style:name="T17" style:family="text">
      <style:text-properties officeooo:rsid="00327528"/>
    </style:style>
    <style:style style:name="T18" style:family="text">
      <style:text-properties officeooo:rsid="003281bc"/>
    </style:style>
    <style:style style:name="T19" style:family="text">
      <style:text-properties officeooo:rsid="00345b7f"/>
    </style:style>
    <style:style style:name="T20" style:family="text">
      <style:text-properties officeooo:rsid="00362585"/>
    </style:style>
    <style:style style:name="T21" style:family="text">
      <style:text-properties officeooo:rsid="003ba829"/>
    </style:style>
    <style:style style:name="T22" style:family="text">
      <style:text-properties officeooo:rsid="003c52dd"/>
    </style:style>
    <style:style style:name="T23" style:family="text">
      <style:text-properties officeooo:rsid="003d6765"/>
    </style:style>
    <style:style style:name="T24" style:family="text">
      <style:text-properties officeooo:rsid="003df357"/>
    </style:style>
    <style:style style:name="T25" style:family="text">
      <style:text-properties officeooo:rsid="003f33fd"/>
    </style:style>
    <style:style style:name="T26" style:family="text">
      <style:text-properties officeooo:rsid="0041f29e"/>
    </style:style>
    <style:style style:name="T27" style:family="text">
      <style:text-properties officeooo:rsid="0042123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7530c" style:font-weight-asian="normal" style:font-weight-complex="normal"/>
    </style:style>
    <style:style style:name="T30" style:family="text">
      <style:text-properties fo:font-weight="normal" officeooo:rsid="0042620e" style:font-weight-asian="normal" style:font-weight-complex="normal"/>
    </style:style>
    <style:style style:name="T31" style:family="text">
      <style:text-properties fo:font-weight="normal" officeooo:rsid="00443dae" style:font-weight-asian="normal" style:font-weight-complex="normal"/>
    </style:style>
    <style:style style:name="T32" style:family="text">
      <style:text-properties fo:font-weight="normal" officeooo:rsid="0045daa8" style:font-weight-asian="normal" style:font-weight-complex="normal"/>
    </style:style>
    <style:style style:name="T33" style:family="text">
      <style:text-properties fo:font-weight="normal" officeooo:rsid="0048fe76" style:font-weight-asian="normal" style:font-weight-complex="normal"/>
    </style:style>
    <style:style style:name="T34" style:family="text">
      <style:text-properties officeooo:rsid="0042620e"/>
    </style:style>
    <style:style style:name="T35" style:family="text">
      <style:text-properties officeooo:rsid="00443dae"/>
    </style:style>
    <style:style style:name="T36" style:family="text">
      <style:text-properties officeooo:rsid="0047530c"/>
    </style:style>
    <style:style style:name="T37" style:family="text">
      <style:text-properties officeooo:rsid="0048fe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Абзац</text:p>
      <text:p text:style-name="P9">Авиакомпания - организация, осуществляющая пассажирские авиапервозки. <text:span text:style-name="T7">Пассажир</text:span><text:span text:style-name="T11">ами </text:span><text:span text:style-name="T7"><text:s/>явля</text:span><text:span text:style-name="T11">ю</text:span><text:span text:style-name="T7">тся </text:span><text:span text:style-name="T11">люди</text:span><text:span text:style-name="T7">, заключивши</text:span><text:span text:style-name="T11">е</text:span><text:span text:style-name="T7"> договор</text:span><text:span text:style-name="T11">ы</text:span><text:span text:style-name="T7"> с авиакомпанией. Договоры определяют маршруты пассажиров, а также перевозим</text:span><text:span text:style-name="T8">ый</text:span><text:span text:style-name="T7"> ими</text:span><text:span text:style-name="T11"> </text:span><text:span text:style-name="T7">багаж. Маршруты включают в себя сегменты маршрутов, которые определяют начальные и конечные </text:span><text:span text:style-name="T20">пункты</text:span><text:span text:style-name="T7"> сегментов маршрутов. </text:span><text:s/>Пассажирские авиапер<text:span text:style-name="T12">е</text:span>возки <text:span text:style-name="T4">заключаются в транспортировке </text:span><text:span text:style-name="T7">пассажиров и их багажа между начальными и конечными </text:span><text:span text:style-name="T9">пунктами</text:span><text:span text:style-name="T7"> сегментов маршрутов</text:span><text:span text:style-name="T6">.</text:span><text:span text:style-name="T10"> </text:span><text:span text:style-name="T20">П</text:span>унктами сегментов маршрута являются пассажирские аэропорты. Пассажирские аэропорты <text:span text:style-name="T3">это </text:span><text:span text:style-name="T20">сооружения</text:span><text:span text:style-name="T3">, которые обеспечивают прием, отправку и базирование пассажирских самолетов - </text:span><text:span text:style-name="T9">воздушн</text:span><text:span text:style-name="T10">ых</text:span><text:span text:style-name="T9"> судов</text:span><text:span text:style-name="T10">, </text:span><text:span text:style-name="T11">осуществляющих перевозку пассажиров</text:span><text:span text:style-name="T5">. </text:span><text:span text:style-name="T11">Для каждого из пассажирских самолетов</text:span><text:span text:style-name="T5"> определены максимальное число пассажиров и максимальный вес багажа, а так же доступные классы обслуживания </text:span><text:span text:style-name="T20">и количество мест каждого класса обслуживания.</text:span></text:p>
      <text:p text:style-name="P9"/>
      <text:p text:style-name="P8"><text:span text:style-name="T34">Для каждого пассажирского самолета определен экипаж. Э</text:span>кипаж пассажирского самолета это персонал, который обслуживает самолет <text:span text:style-name="T34">и пассажиров в нем </text:span>во время полета. Экипаж самолета состоит из пилотов – квалифицированных специалистов, управляющих воздушным судном и бортпроводников - квалифицированных специалистов, выполняющих работы по обслуживанию пассажиров во время полета.</text:p>
      <text:p text:style-name="P8"/>
      <text:p text:style-name="P3">У авиакомпании <text:span text:style-name="T15">установлено</text:span> расписание рейсов, представленное в виде списка рейсов. В списке для каждого рейса указаны:</text:p>
      <text:p text:style-name="P3"><text:span text:style-name="T17">1. П</text:span>ункты отправления и прибытия;</text:p>
      <text:p text:style-name="P3"><text:span text:style-name="T17">2.</text:span> <text:span text:style-name="T17">Д</text:span>ата и время вылета;</text:p>
      <text:p text:style-name="P3"><text:span text:style-name="T17">3.</text:span> <text:span text:style-name="T17">Д</text:span>ата и время прилета;</text:p>
      <text:p text:style-name="P3"><text:span text:style-name="T17">4.</text:span> <text:span text:style-name="T17">П</text:span>ромежуточные остановки, если они есть;</text:p>
      <text:p text:style-name="P21">5. Пассажирский самолет, выполняющий данный рейс.</text:p>
      <text:p text:style-name="P17">6. Максимальный разрешенный к провозу вес багажа пассажира на данный рейс.</text:p>
      <text:p text:style-name="P13"/>
      <text:p text:style-name="P5">Рейс — это коммерческий перелет пассажирского самолета из точки отправления в точку прибытия. Возможны односегментные и многосегментные рейсы. Многосегментным называется рейс, во время которого совершаются промежуточные остановки. Во время промежуточных остановок выполняется техническое обслуживание самолета, посадка и выход пассажиров на борт самолета во время промежуточных остановок<text:span text:style-name="T37">­</text:span> невозможны. Сегментом рейса называется перелет самолета из одного аэропорта в другой без промежуточных остановок. Точками отправления и прибытия рейсов являются пассажирские аэропорты, промежуточные остановки так же производятся в пассажирских аэропортах.</text:p>
      <text:p text:style-name="P5"/>
      <text:p text:style-name="P3">В дополнение к расписанию рейсов авиакомания составляет таблицу загруженности рейсов, в которой для каждого рейса указан<text:span text:style-name="T23">о к</text:span><text:span text:style-name="T21">оличество уже забронированных мест каждого класса обслуживания самолета;</text:span></text:p>
      <text:p text:style-name="P4"/>
      <text:p text:style-name="P2"><text:span text:style-name="T1">Основным процессом</text:span> авиакомпании является обслуживание пассажира. Обслуживание пассажира заключается в оформлении договора о перелете по определенному маршруту и обеспечении перелета по этому маршруту. Челевек, обратившийся в авиакомпанию с заявкой на заключение договора называется потенциальным клиентом авиакомпании.</text:p>
      <text:p text:style-name="P2"/>
      <text:p text:style-name="P27">Заключение договора</text:p>
      <text:p text:style-name="P12">При <text:span text:style-name="T16">подаче заявки на оформление</text:span> договора потенциальный <text:span text:style-name="T15">клиент </text:span><text:span text:style-name="T18">указывает:</text:span></text:p>
      <text:p text:style-name="P1">1. Начальные и конечные пункты для каждого из сегментов маршрута;</text:p>
      <text:p text:style-name="P12"><text:soft-page-break/><text:span text:style-name="T18">2. Т</text:span><text:span text:style-name="T13">ип договора </text:span><text:span text:style-name="T14">для каждого из сегментов маршрута</text:span><text:span text:style-name="T13">: с открытой или установленной датой. При выборе </text:span><text:span text:style-name="T16">типа </text:span><text:span text:style-name="T13">договора с установленной датой - <text:s/></text:span><text:span text:style-name="T15">клиент</text:span><text:span text:style-name="T13"> </text:span>указывает желаемые дат<text:span text:style-name="T14">у</text:span> и время вылета. <text:span text:style-name="T13">При выборе </text:span><text:span text:style-name="T16">типа</text:span><text:span text:style-name="T13"> договора с открытой датой - <text:s/></text:span><text:span text:style-name="T15">клиент</text:span><text:span text:style-name="T13"> указывает желаемы</text:span><text:span text:style-name="T14">й интервал дат и времени вылета; </text:span></text:p>
      <text:p text:style-name="P21"><text:span text:style-name="T18">3</text:span>. Желаемый класс обслуживания;</text:p>
      <text:p text:style-name="P3"><text:span text:style-name="T18">4</text:span><text:span text:style-name="T17">.</text:span><text:span text:style-name="T15"> </text:span><text:span text:style-name="T17">В</text:span><text:span text:style-name="T15">ес желаемого к провозу багажа;</text:span></text:p>
      <text:p text:style-name="P6"/>
      <text:p text:style-name="P6"><text:span text:style-name="T16">При получении заявки на оформления договора м</text:span><text:span text:style-name="T15">енеджер авиакомпании анализирует пожелания клиента </text:span><text:span text:style-name="T17">и предлагает возможные варианты оформления договора в соответсвии с расписанием </text:span><text:span text:style-name="T22">и таблицей загруженности</text:span><text:span text:style-name="T17"> рейсов. </text:span><text:span text:style-name="T18">На основе проведенного анализа менеджер выносит решение по заявке. Решения могут быть следующих типов:</text:span></text:p>
      <text:p text:style-name="P1">1. Отказ на формление договора: в случае если авиакомпания не выполняет перелеты <text:span text:style-name="T19">для данных пунктов вылета/прилета;</text:span></text:p>
      <text:p text:style-name="P14">2. Предложение о заключении <text:span text:style-name="T22">изменного варианта</text:span> договора.</text:p>
      <text:p text:style-name="P15"><text:span text:style-name="T22">- Eсли на желаемые даты нет рейсов, или на эти рейсы нет свободных мест, </text:span><text:span text:style-name="T16">м</text:span><text:span text:style-name="T15">енеджер авиакомпании</text:span><text:span text:style-name="T22"> предлагает заключить договор на другие даты.</text:span></text:p>
      <text:p text:style-name="P15"><text:span text:style-name="T22">- Если желаемый класс обслуживания отсутвует в самолетах рейсов </text:span><text:span text:style-name="T23">или места данного класса уже заняты</text:span><text:span text:style-name="T22">, </text:span><text:span text:style-name="T16">м</text:span><text:span text:style-name="T15">енеджер авиакомпании</text:span><text:span text:style-name="T22"> предлагает изменить класс обслуживания.</text:span></text:p>
      <text:p text:style-name="P15"><text:span text:style-name="T22">- Если вес желаемого багажа выходит за </text:span><text:span text:style-name="T23">пределы разрешенного к провозу веса багажа, </text:span><text:span text:style-name="T16">м</text:span><text:span text:style-name="T15">енеджер авиакомпании </text:span><text:span text:style-name="T23">предлагает изменить </text:span><text:span text:style-name="T25">вес</text:span><text:span text:style-name="T23"> багажа.</text:span></text:p>
      <text:p text:style-name="P16">3. <text:span text:style-name="T23">Предложение о заключении договора о перелете выбранным набором рейсов в соответвии с пожеланиями пассажира.</text:span></text:p>
      <text:p text:style-name="P16"/>
      <text:p text:style-name="P17">После ознакомления с решением по заявке потенциальный клиент <text:span text:style-name="T24">принимает финальное решение о заключении договора из вариантов предоставленных менеджером авиакомании.</text:span></text:p>
      <text:p text:style-name="P18">В случае, если стороны пришли к согласию, менеджер авиакомпании и потенциальный клиент заключают договор. </text:p>
      <text:p text:style-name="P36">Потенциальный клент, заключивший договор о перелете называется пассажиром.</text:p>
      <text:p text:style-name="P19">В случае, если в договоре есть сегменты маршрута с открытой датой, пассажир имеет право обратиться в авиакомпанию для выбора конкретного рейса из набора предложеных. Не позднее, чем за установленный авиакомпанией временной интервал перед началом данного рейса.</text:p>
      <text:p text:style-name="P19"/>
      <text:p text:style-name="P27">Обеспечение перелета согласно договору</text:p>
      <text:p text:style-name="P7"/>
      <text:p text:style-name="P19">Пассажир прибывает в указанный в договоре аэропорт не позднее времени окончания регистрации на рейс. <text:span text:style-name="T27">В аэропорту пассажир сдает багаж и получает посадочный талон у агента стойки регестрации.</text:span><text:span text:style-name="T2"> </text:span><text:span text:style-name="T27">В пасадочном талоне указывается место в самолете, закрепленное за пассажиром и выход, с которого будет осущетсвляться посадка. </text:span></text:p>
      <text:p text:style-name="P19"/>
      <text:p text:style-name="P20">После получения пасадочного талона пассажир прибывает к указанному выходу не позднее времени окончания посадки<text:span text:style-name="T26">, </text:span>прибывает в самолет, <text:span text:style-name="T34">занимает указанное в пасадочном талоне место. </text:span></text:p>
      <text:p text:style-name="P10"/>
      <text:p text:style-name="P31"><text:span text:style-name="T30">Перед началом рейса </text:span><text:span text:style-name="T31">бортпроводники в составе экипажа самолета проводят инструктаж пассажиров по правилам поведения в самолете,</text:span> использованию аварийно-спасательного оборудования и действиям в экстренных ситуациях.<text:span text:style-name="T31"> Если <text:s/>все пассажиры согласны соблюдать правила поведения, рейс начинается. Если есть пассажиры, несогласные правилами поведения, бортпроводники </text:span><text:span text:style-name="T32">принимают </text:span><text:span text:style-name="T29">меры по</text:span><text:span text:style-name="T32"> обеспечени</text:span><text:span text:style-name="T29">ю</text:span><text:span text:style-name="T32"> безопасности полета</text:span><text:span text:style-name="T31"> </text:span><text:span text:style-name="T29">путем проведения </text:span><text:soft-page-break/><text:span text:style-name="T29">разъяснительных бесед с </text:span><text:span text:style-name="T33">несогласными </text:span><text:span text:style-name="T29">пасажирами или удалением их с борта симолета. Рейс начинается после принятия мер по</text:span><text:span text:style-name="T32"> обеспечени</text:span><text:span text:style-name="T29">ю</text:span><text:span text:style-name="T32"> безопасности </text:span><text:span text:style-name="T29">полета.</text:span></text:p>
      <text:p text:style-name="P32"><text:span text:style-name="T31"/></text:p>
      <text:p text:style-name="P33"><text:span text:style-name="T28">По окончании рейса пассажиры покидают самолет, забирают багаж </text:span><text:span text:style-name="T32">в аэропорту прибытия</text:span><text:span text:style-name="T28">, покидают </text:span><text:span text:style-name="T32">аэропорт.</text:span></text:p>
      <text:p text:style-name="P32"><text:span text:style-name="T31"/></text:p>
      <text:p text:style-name="P34"><text:span text:style-name="T31">О</text:span><text:span text:style-name="T28">писанная процедура повторяется дла каждого из сегментов маршрута в договоре между пассажиром и авиакомпанией.</text:span></text:p>
      <text:p text:style-name="P32"><text:span text:style-name="T31"/></text:p>
      <text:p text:style-name="P28"><text:span text:style-name="T35">В</text:span>спомогательные процессы</text:p>
      <text:p text:style-name="P29">­</text:p>
      <text:p text:style-name="P22">1. Проведение мероприятий <text:span text:style-name="T36">по</text:span> по<text:span text:style-name="T36">ддержанию квалификации</text:span> бортпроводников.</text:p>
      <text:p text:style-name="P23"><text:span text:style-name="T37">З</text:span><text:span text:style-name="T36">аключаются в проведении тренировок действий в чрезвычайных ситуациях, сдачи сертификационных экзаменов и прохождению курсов повышения квалификации. </text:span><text:span text:style-name="T37">Осуществляется </text:span><text:span text:style-name="T36">с </text:span><text:span text:style-name="T37">частотой,</text:span><text:span text:style-name="T36"> установленной </text:span><text:span text:style-name="T37">авиакомпанией</text:span><text:span text:style-name="T36">.</text:span></text:p>
      <text:p text:style-name="P23"/>
      <text:p text:style-name="P25">2. Уборка салона самолета. <text:s/><text:span text:style-name="T37">Осуществляется </text:span>с <text:span text:style-name="T37">частотой,</text:span> установленной <text:span text:style-name="T37">авиакомпанией</text:span>.</text:p>
      <text:p text:style-name="P25"/>
      <text:p text:style-name="P30">Цели создания базы данных</text:p>
      <text:p text:style-name="P30"/>
      <text:p text:style-name="P26">1. Учёт количества перелетов и суммарного времени в полете каждого самолета.</text:p>
      <text:p text:style-name="P26">2. Учет перелетов пассажиров. </text:p>
      <text:p text:style-name="P26">3. Предоставление сведений о доступных местах на определенные рейсы.</text:p>
      <text:p text:style-name="P24"/>
      <text:p text:style-name="P22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0:55:50.953073966</meta:creation-date>
    <meta:generator>LibreOffice/24.2.7.2$Linux_X86_64 LibreOffice_project/420$Build-2</meta:generator>
    <dc:date>2025-02-22T12:04:24.759655046</dc:date>
    <meta:editing-duration>PT3H3M42S</meta:editing-duration>
    <meta:editing-cycles>7</meta:editing-cycles>
    <meta:document-statistic meta:table-count="0" meta:image-count="0" meta:object-count="0" meta:page-count="3" meta:paragraph-count="45" meta:word-count="861" meta:character-count="6824" meta:non-whitespace-character-count="5996"/>
  </office:meta>
</office:document-meta>
</file>